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PreservingLogParser.OrderPreservingLogPars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reservingLogParser.OrderPreservingLo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reservingLogParser.parseAndConfigure( int count ,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